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097in" table:align="left"/>
    </style:style>
    <style:style style:name="Table1.A" style:family="table-column">
      <style:table-column-properties style:column-width="6.9097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Reunión</text:p>
      <text:p text:style-name="Standard"/>
      <text:p text:style-name="Standard">Fecha : </text:p>
      <text:p text:style-name="Standard">Hora :</text:p>
      <text:p text:style-name="Standard">Lugar: </text:p>
      <text:p text:style-name="Standard">Asunto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Participante</text:p>
          </table:table-cell>
        </table:table-row>
        <table:table-row>
          <table:table-cell table:style-name="Table1.A2" office:value-type="string">
            <text:p text:style-name="Table_20_Contents">Edgar</text:p>
          </table:table-cell>
        </table:table-row>
        <table:table-row>
          <table:table-cell table:style-name="Table1.A2" office:value-type="string">
            <text:p text:style-name="Table_20_Contents">Mariana </text:p>
          </table:table-cell>
        </table:table-row>
        <table:table-row>
          <table:table-cell table:style-name="Table1.A2" office:value-type="string">
            <text:p text:style-name="Table_20_Contents">Linda Perez V-18915768</text:p>
          </table:table-cell>
        </table:table-row>
      </table:table>
      <text:p text:style-name="Standard"/>
      <text:p text:style-name="P2">Agenda</text:p>
      <text:p text:style-name="P2"/>
      <text:p text:style-name="P3">Objetivo de la sesion (Agenda)</text:p>
      <text:p text:style-name="P3"/>
      <text:p text:style-name="P2">Puntos Tratados </text:p>
      <text:p text:style-name="P3"/>
      <text:list xml:id="list1480970117" text:style-name="L2">
        <text:list-item>
          <text:p text:style-name="P4">Aplicación Techtrol (Fase II Casos y Evaluacion del Servicio)</text:p>
        </text:list-item>
        <text:list-item>
          <text:p text:style-name="P4">Página Web Techtrol <text:s/>(Migración, Servidor de alojamiento)</text:p>
        </text:list-item>
        <text:list-item>
          <text:p text:style-name="P4">Pagina Web Techtrol (Seccion de Clientes Potenciales)</text:p>
        </text:list-item>
        <text:list-item>
          <text:p text:style-name="P4">Sincronización de Atributos (Clientes Potenciales) CRM – Profit </text:p>
        </text:list-item>
      </text:list>
      <text:p text:style-name="P3"/>
      <text:p text:style-name="P3"/>
      <text:p text:style-name="P3">Conclusiones </text:p>
      <text:p text:style-name="Standard">Especificaciones Reunion 18-08-2014</text:p>
      <text:p text:style-name="Standard"/>
      <text:p text:style-name="Standard"><text:a xlink:type="simple" xlink:href="mailto:edison.medina@techtrol.com.ve">edison.medina@techtrol.com.ve</text:a> </text:p>
      <text:p text:style-name="Standard"/>
      <text:p text:style-name="Standard"/>
      <text:p text:style-name="Standard"/>
      <text:p text:style-name="Standard">Sincronizacion con CRM cada 30 min. Dejar en version de pruebas.</text:p>
      <text:p text:style-name="Standard"/>
      <text:p text:style-name="Standard">Agregar CRUD de Persona contacto para que algun rol lo maneje. (Mas adelante)</text:p>
      <text:p text:style-name="Standard"/>
      <text:p text:style-name="Standard">Ordenar por fecha los Servicios activos primero. (Ideal Multiples vistas)</text:p>
      <text:p text:style-name="Standard"/>
      <text:p text:style-name="Standard"/>
      <text:p text:style-name="Standard">Campos a Agregar </text:p>
      <text:p text:style-name="Standard">Fecha cierre del Servicio. <text:s/>V</text:p>
      <text:p text:style-name="Standard">Tiempo de servicio. NV (# de Dias que duro el servicio)</text:p>
      <text:p text:style-name="Standard">Servicios Activos diarios </text:p>
      <text:p text:style-name="Standard"/>
      <text:p text:style-name="Standard"/>
      <text:p text:style-name="Standard">Sucursal como campo dentro de los filtros </text:p>
      <text:p text:style-name="Standard"/>
      <text:p text:style-name="Standard"><text:soft-page-break/>Filtro por contrato </text:p>
      <text:p text:style-name="Standard"/>
      <text:p text:style-name="Standard">Se requiere para el caso de el despliegue de contrato la empresa principal. A la que hace referencia el contrato de registro.</text:p>
      <text:p text:style-name="Standard"/>
      <text:p text:style-name="Standard"/>
      <text:p text:style-name="Standard">Agregar al CRM la vista de datos basicos registro como visitante (Levantar MARIANA) Clientes potenciales agregacion en el CRM. ---&gt;ccoreeo <text:s/>MARiana.</text:p>
      <text:p text:style-name="Standard">Django. Ventas PostVenta.</text:p>
      <text:p text:style-name="Standard"/>
      <text:p text:style-name="Standard"/>
      <text:p text:style-name="Standard"/>
      <text:p text:style-name="Standard">EL registro de usuarios debe hacerlo algun rol . NO el usuario Perse.</text:p>
      <text:p text:style-name="Standard"/>
      <text:p text:style-name="Standard"/>
      <text:p text:style-name="Standard">Hacer la agregacion del CRM a profit de los Campos (Levantar MARIANA)</text:p>
      <text:p text:style-name="Standard"/>
      <text:p text:style-name="Standard"/>
      <text:p text:style-name="Standard">Creacion de usuarios para pruebas y documento de pruebas. ---&gt;Enviar correo. Administrador Modulo.</text:p>
      <text:p text:style-name="Standard"/>
      <text:p text:style-name="Standard"/>
      <text:p text:style-name="Standard">Hablar con Salvador para Gesiton de DNS para visualizacion de las Camaras. Ofucar enlace tomar encuenta los privilegios de la habilitacion de ese recurso.</text:p>
      <text:p text:style-name="Standard">Numero de contacto Salvador Lo Monaco: <text:s/>salvador.lomonaco@techtrol.com.ve</text:p>
      <text:p text:style-name="Standard"/>
      <text:p text:style-name="Standard"/>
      <text:p text:style-name="Standard"/>
      <text:p text:style-name="Standard"/>
      <text:p text:style-name="Standard">MIO</text:p>
      <text:p text:style-name="Standard"/>
      <text:p text:style-name="Standard">Agregar contrato inicial en CRM .. Un campo estatus o algo que diferencie el contrato registrado de los demas.</text:p>
      <text:p text:style-name="Standard"/>
      <text:p text:style-name="Standard">Version de Pruebas con consultas diarias.</text:p>
      <text:p text:style-name="Standard"/>
      <text:p text:style-name="Standard"/>
      <text:p text:style-name="Standard">Ademas&lt;&gt;</text:p>
      <text:p text:style-name="Standard"/>
      <text:p text:style-name="Standard">Razon Social.</text:p>
      <text:p text:style-name="Standard">Nombre Comercial.</text:p>
      <text:p text:style-name="Standard">Separar Roles Para registro de usuarios.</text:p>
      <text:p text:style-name="Standard"/>
      <text:p text:style-name="Standard">Ordenar por Registro Confirmar y fecha.</text:p>
      <text:p text:style-name="Standard"/>
      <text:p text:style-name="Standard">Razon social unica.</text:p>
      <text:p text:style-name="Standard"/>
      <text:p text:style-name="Standard"/>
      <text:p text:style-name="Standard"/>
      <text:p text:style-name="Standard">Nombre comercial es la sucursal. </text:p>
      <text:p text:style-name="Standard"><text:soft-page-break/></text:p>
      <text:p text:style-name="Standard">Por cada empresa hay sucursal.</text:p>
      <text:p text:style-name="Standard"/>
      <text:p text:style-name="Standard"/>
      <text:p text:style-name="Standard">Cambiar sucursal nombre comerxial </text:p>
      <text:p text:style-name="Standard"/>
      <text:p text:style-name="Standard">Filtro por rif . </text:p>
      <text:p text:style-name="Standard"/>
      <text:p text:style-name="Standard">1rif tiene una razon social y mucho nombres comerciales </text:p>
      <text:p text:style-name="Standard"/>
      <text:p text:style-name="Standard">#COntrato poner Primero</text:p>
      <text:p text:style-name="Standard"/>
      <text:p text:style-name="Standard">Autocompletacion de contrato.</text:p>
      <text:p text:style-name="Standard"/>
      <text:p text:style-name="Standard"/>
      <text:p text:style-name="Standard">Especificacion y detalle no es necesario.</text:p>
      <text:p text:style-name="Standard"/>
      <text:p text:style-name="Standard">Listado de mas nueva <text:s/>a mas vieja.</text:p>
      <text:p text:style-name="Standard"/>
      <text:p text:style-name="Standard">Fecha listado por mes.</text:p>
      <text:p text:style-name="Standard"/>
      <text:p text:style-name="Standard"/>
      <text:p text:style-name="Standard">Vista de solicitud poner en vez de Persona. Persona Contacto Organizar campos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8-25T21:50:55</meta:creation-date>
    <dc:date>2014-08-25T22:06:06</dc:date>
    <dc:creator>Linda </dc:creator>
    <meta:editing-duration>P0D</meta:editing-duration>
    <meta:editing-cycles>1</meta:editing-cycles>
    <meta:document-statistic meta:table-count="1" meta:image-count="0" meta:object-count="0" meta:page-count="3" meta:paragraph-count="56" meta:word-count="353" meta:character-count="2309" meta:non-whitespace-character-count="1998"/>
    <meta:generator>LibreOffice/3.5$Linux_X86_64 LibreOffice_project/350m1$Build-2</meta:generator>
  </office:meta>
</office:document-meta>
</file>